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2FF5C8789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8" style:family="text">
      <style:text-properties fo:color="#000000" loext:opacity="100%" style:font-name="Ariel" fo:font-size="14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Transformer</text:span></text:p>
          </draw:text-box>
        </draw:frame>
        <draw:frame draw:style-name="gr3" draw:text-style-name="P4" draw:layer="layout" svg:width="51.432cm" svg:height="74.153cm" svg:x="4.495cm" svg:y="7.657cm">
          <draw:image xlink:href="Pictures/1000000100000214000002FF5C87892E.png" xlink:type="simple" xlink:show="embed" xlink:actuate="onLoad" draw:mime-type="image/png">
            <text:p/>
          </draw:image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7075-01 96 01-1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7" draw:layer="layout" svg:width="7.215cm" svg:height="2.155cm" svg:x="46.784cm" svg:y="81.714cm">
          <draw:text-box>
            <text:p text:style-name="P2"><text:span text:style-name="T8">Архитектура Transformer</text:span></text:p>
          </draw:text-box>
        </draw:frame>
        <draw:frame draw:style-name="gr12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43:36.210450215</dc:date>
    <meta:creation-date>2021-12-13T20:29:21Z</meta:creation-date>
    <meta:generator>LibreOffice/24.2.7.2$Linux_X86_64 LibreOffice_project/420$Build-2</meta:generator>
    <meta:editing-duration>PT52M57S</meta:editing-duration>
    <meta:editing-cycles>12</meta:editing-cycles>
    <meta:document-statistic meta:object-count="62"/>
  </office:meta>
</office:document-meta>
</file>